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</text:p>
      <text:p text:style-name="Standard"><text:s text:c="4"/>fotograaf_naam,</text:p>
      <text:p text:style-name="Standard"><text:s text:c="4"/>fotograaf_favofoto,</text:p>
      <text:p text:style-name="Standard"><text:s text:c="4"/>GROUP_CONCAT(foto_src SEPARATOR ", ") AS afbeeldingen</text:p>
      <text:p text:style-name="Standard">FROM</text:p>
      <text:p text:style-name="Standard"><text:s text:c="4"/>fotografen</text:p>
      <text:p text:style-name="Standard">INNER JOIN fotos ON fotografen.fotograaf_id = fotos.fotograaf_id</text:p>
      <text:p text:style-name="Standard">GROUP BY</text:p>
      <text:p text:style-name="Standard"><text:s text:c="4"/>fotografen.fotograaf_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35:52.97</meta:creation-date>
    <meta:document-statistic meta:table-count="0" meta:image-count="0" meta:object-count="0" meta:page-count="1" meta:paragraph-count="9" meta:word-count="21" meta:character-count="222"/>
    <dc:date>2019-01-24T15:37:39.53</dc:date>
    <meta:editing-duration>PT1M50S</meta:editing-duration>
    <meta:editing-cycles>1</meta:editing-cycles>
    <meta:generator>OpenOffice/4.0.1$Win32 OpenOffice.org_project/401m5$Build-9714</meta:generator>
  </office:meta>
</office:document-meta>
</file>